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b845" officeooo:paragraph-rsid="0006b8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6350 <text:s/>2194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5:46:59.489043887</meta:creation-date>
    <dc:date>2017-08-29T15:48:55.668504510</dc:date>
    <meta:editing-duration>PT1M56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0"/>
    <meta:generator>LibreOffice/5.1.4.2$Linux_X86_64 LibreOffice_project/10m0$Build-2</meta:generator>
  </office:meta>
</office:document-meta>
</file>